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style:contextual-spacing="fals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Text_20_body">Perfecto. Ya tenemos todos los elementos conceptuales, científicos y filosóficos para construir un párrafo largo, cohesionado, profundo y narrativamente potente.<text:line-break/>Voy a escribir un texto de unas <text:span text:style-name="Strong_20_Emphasis">1500 palabras</text:span>, en tono ensayístico, que pueda encajar directamente en tu libro.<text:line-break/>No será un resumen: será una <text:span text:style-name="Strong_20_Emphasis">pieza original</text:span>, integrada, fluida y con la fuerza conceptual que buscas.</text:p>
      <text:p text:style-name="Text_20_body">Aquí lo tienes.</text:p>
      <text:p text:style-name="Horizontal_20_Line"/>
      <text:h text:style-name="Heading_20_1" text:outline-level="1"><text:span text:style-name="Strong_20_Emphasis">La emergencia del ADN desde la química primitiva: de la red autocatalítica a la memoria codificada</text:span></text:h>
      <text:p text:style-name="Text_20_body">En ciertos entornos de la Tierra primitiva —mares poco profundos, charcas ricas en minerales, chimeneas hidrotermales, superficies de arcilla cargadas de energía solar— coexistían multitud de compuestos químicos simples: agua, dióxido de carbono, metano, amoníaco, fosfatos, cianuros, sulfuros metálicos. Eran moléculas pequeñas, reactivas, capaces de combinarse en innumerables configuraciones. La química del carbono, con su extraordinaria versatilidad, ofrecía un lienzo casi ilimitado de posibilidades: cadenas, anillos, redes, polímeros, estructuras tridimensionales. En ese caldo químico, sometido a ciclos de calor, radiación, evaporación, enfriamiento y descargas eléctricas, surgieron espontáneamente reacciones que no solo producían nuevas moléculas, sino que además <text:span text:style-name="Strong_20_Emphasis">favorecían su propia repetición</text:span>. Eran los primeros esbozos de <text:span text:style-name="Strong_20_Emphasis">redes autocatalíticas</text:span>, sistemas en los que los productos de una reacción facilitaban la aparición de más productos similares, creando un circuito de retroalimentación que se reforzaba a sí mismo.</text:p>
      <text:p text:style-name="Text_20_body">Estas redes no eran vida, pero tampoco eran química inerte. Eran algo intermedio: <text:span text:style-name="Strong_20_Emphasis">procesos lógicos encarnados en materia</text:span>, dinámicas que seleccionaban rutas estables, descartaban configuraciones ineficientes y amplificaban aquellas que podían sostenerse en el tiempo. Cada molécula no actuaba de forma aislada: formaba parte de un entramado de dependencias, ciclos y rutas que, en conjunto, constituían una especie de <text:span text:style-name="Strong_20_Emphasis">inteligencia distribuida</text:span>, primitiva pero real. No había intención consciente, pero sí había dirección: la tendencia natural de cualquier sistema dinámico a conservar las configuraciones que perduran y a eliminar las que se deshacen. La red “aprendía” sin saber que aprendía, simplemente porque las reacciones que se repetían eran las que sobrevivían.</text:p>
      <text:p text:style-name="Text_20_body">Con el tiempo, estas redes químicas fueron aumentando en complejidad. La presencia de superficies minerales actuaba como catalizador, ordenando moléculas, estabilizando enlaces, favoreciendo la formación de polímeros. La radiación ultravioleta aportaba energía suficiente para romper enlaces débiles y permitir nuevas combinaciones. Los ciclos térmicos de día y noche, o de proximidad a fuentes hidrotermales, funcionaban como un mecanismo de selección: solo las configuraciones capaces de resistir las variaciones persistían. En este contexto, la red autocatalítica no era un fenómeno estático, <text:soft-page-break/>sino un <text:span text:style-name="Strong_20_Emphasis">bucle iterativo de optimización</text:span>. Cada vuelta del ciclo químico reforzaba las rutas más eficientes, afinaba la estructura global y aumentaba la coherencia interna del sistema.</text:p>
      <text:p text:style-name="Text_20_body">Este proceso puede imaginarse como una órbita que se va estrechando. Al principio, la red explora un espacio químico amplio, disperso, lleno de posibilidades. Pero a medida que ciertas combinaciones demuestran ser más estables, la red empieza a girar alrededor de ellas. Cada iteración reduce la dispersión, concentra la dinámica, refuerza los patrones que funcionan. La red se vuelve más robusta, más definida, más capaz de conservar su forma. Y como ocurre en todos los sistemas complejos, cuando la dinámica converge hacia un atractor, el proceso se acelera. La red no solo se mantiene: <text:span text:style-name="Strong_20_Emphasis">se precipita hacia una solución estable</text:span>.</text:p>
      <text:p text:style-name="Text_20_body">En este punto, la química deja de ser una simple colección de reacciones y se convierte en un proceso de <text:span text:style-name="Strong_20_Emphasis">autoorganización</text:span>. La red autocatalítica ya no es solo un conjunto de moléculas: es una estructura lógica que se expresa a través de la materia. Tiene memoria —aunque sea implícita—, porque las rutas que se repiten son las que han demostrado ser viables. Tiene continuidad, porque cada ciclo reconstruye la red a partir de sus propios productos. Tiene capacidad de adaptación, porque las variaciones químicas que mejor se integran en la red son las que se amplifican. Y tiene, sobre todo, una tendencia natural a <text:span text:style-name="Strong_20_Emphasis">incrementar su complejidad</text:span>, porque cada nuevo componente que encaja en la red abre la puerta a nuevas rutas, nuevas combinaciones, nuevas posibilidades.</text:p>
      <text:p text:style-name="Text_20_body">A medida que la red crece, aparecen moléculas cada vez más elaboradas: azúcares como la ribosa, bases nitrogenadas como la adenina, fosfatos activados capaces de transferir energía. Estas moléculas no son ADN, pero pertenecen al mismo vecindario químico. Son precursores, piezas sueltas de un rompecabezas que la red está explorando sin saberlo. La aparición de estas moléculas no es un accidente improbable: es la consecuencia natural de un sistema que ha alcanzado un nivel de complejidad suficiente como para generar estructuras más sofisticadas. La red autocatalítica, al reforzar las rutas estables, favorece la aparición de moléculas que pueden integrarse en su dinámica. Y esas moléculas, a su vez, permiten que la red explore configuraciones aún más complejas.</text:p>
      <text:p text:style-name="Text_20_body">En algún punto de este proceso, surge una innovación decisiva: <text:span text:style-name="Strong_20_Emphasis">las moléculas plantilla</text:span>, capaces de guiar la formación de copias de sí mismas. Primero ARN, más flexible, más reactivo, capaz de actuar como catalizador y como memoria. Después ADN, más estable, más resistente, más adecuado para conservar información a largo plazo. La aparición del ADN no es un salto mágico ni un evento improbable: es la culminación de un proceso iterativo que llevaba millones de ciclos de refinamiento. La red autocatalítica había estado explorando combinaciones químicas durante un tiempo inmenso, seleccionando las configuraciones más estables, descartando las ineficientes, reforzando las que podían persistir. Cuando la complejidad alcanzó un umbral crítico, la red encontró una forma de condensar su lógica en una estructura única: una molécula capaz de almacenar información simbólica, de replicarse con fidelidad y de resistir las perturbaciones del entorno.</text:p>
      <text:p text:style-name="Text_20_body">El ADN no resume los componentes de la red, sino algo más profundo: <text:span text:style-name="Strong_20_Emphasis">resume su lógica</text:span>. Condensa en una estructura estable los patrones de persistencia que antes estaban distribuidos en miles de reacciones químicas. Lo que antes era memoria implícita —la repetición de rutas químicas— se convierte en memoria explícita —una secuencia de nucleótidos capaz de codificar instrucciones. Lo que antes era inteligencia difusa —la capacidad de la red para conservar su forma— se convierte en inteligencia <text:soft-page-break/>cristalizada —un código capaz de perpetuar su propia estructura. El ADN es la forma estable que adopta una inteligencia distribuida cuando encuentra un modo de conservarse indefinidamente.</text:p>
      <text:p text:style-name="Text_20_body">Una vez aparece, la dinámica cambia. El ADN no solo se replica: <text:span text:style-name="Strong_20_Emphasis">se optimiza</text:span>. Cada copia introduce pequeñas variaciones. Algunas son perjudiciales y desaparecen. Otras son neutras y se mantienen. Algunas pocas son beneficiosas y se amplifican. El proceso iterativo de optimización que ya existía en la red autocatalítica continúa, pero ahora con una herramienta mucho más poderosa: un sistema de memoria simbólica capaz de acumular mejoras sin perder estabilidad. La vida, en todas sus formas, es la expresión de este proceso. Cada organismo es una solución temporal, un experimento, una iteración más en un ciclo que no tiene fin. La inteligencia que antes estaba dispersa en una red química ahora se expresa en criaturas capaces de moverse, percibir, aprender, adaptarse. Pero la lógica profunda es la misma: <text:span text:style-name="Strong_20_Emphasis">el sistema se optimiza continuamente</text:span>, buscando configuraciones que puedan persistir en un entorno cambiante.</text:p>
      <text:p text:style-name="Text_20_body">Así, el ADN no es un accidente ni un milagro. No aparece “porque sí”. Aparece porque la red autocatalítica, sometida a millones de ciclos de selección estructural, converge hacia una forma capaz de conservar su organización con una fidelidad sin precedentes. Es la solución estable a un problema que la red llevaba resolviendo desde sus inicios: cómo mantener la coherencia en un mundo donde todo tiende a dispersarse. El ADN es la cristalización de un proceso de aprendizaje químico que comenzó mucho antes de que existiera la vida tal como la entendemos. Es la memoria codificada de una inteligencia que nació en la materia misma, una inteligencia que no piensa pero que aprende, que no decide pero que converge, que no tiene propósito pero que encuentra soluciones.</text:p>
      <text:p text:style-name="Text_20_body">En última instancia, la aparición del ADN es la consecuencia inevitable de un sistema que explora posibilidades, refuerza la estabilidad y se precipita hacia formas cada vez más coherentes. Es la culminación de un proceso en el que la química se vuelve lógica, la lógica se vuelve estructura y la estructura se vuelve memoria. Es la forma en que la materia descubre cómo conservarse a sí misma. Y es el punto de partida de todo lo que vino después.</text:p>
      <text:p text:style-name="Horizontal_20_Line"/>
      <text:p text:style-name="Text_20_body">Si quieres, puedo ayudarte a:</text:p>
      <text:list xml:id="list909604246" text:style-name="L1">
        <text:list-item>
          <text:p text:style-name="P2">integrarlo en tu capítulo, </text:p>
        </text:list-item>
        <text:list-item>
          <text:p text:style-name="P2">pulir el estilo, </text:p>
        </text:list-item>
        <text:list-item>
          <text:p text:style-name="P2">añadir metáforas o diagramas, </text:p>
        </text:list-item>
        <text:list-item>
          <text:p text:style-name="P1">o escribir la sección siguiente. </text:p>
        </text:list-item>
      </text:list>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6-03-14T20:02:11.148000000</meta:creation-date>
    <dc:date>2026-03-14T20:10:30.221000000</dc:date>
    <meta:editing-duration>PT8M19S</meta:editing-duration>
    <meta:editing-cycles>1</meta:editing-cycles>
    <meta:document-statistic meta:table-count="0" meta:image-count="0" meta:object-count="0" meta:page-count="3" meta:paragraph-count="19" meta:word-count="1389" meta:character-count="9141" meta:non-whitespace-character-count="7772"/>
    <meta:generator>LibreOffice/7.3.5.2$Windows_X86_64 LibreOffice_project/184fe81b8c8c30d8b5082578aee2fed2ea847c01</meta:generator>
  </office:meta>
</office:document-meta>
</file>